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5735112593001</text:p>
          </table:table-cell>
          <table:table-cell office:value-type="string" calcext:value-type="string">
            <text:p>2025-03-0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5112593001</text:p>
          </table:table-cell>
          <table:table-cell office:value-type="string" calcext:value-type="string">
            <text:p>2024-03-1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5112593001</text:p>
          </table:table-cell>
          <table:table-cell office:value-type="string" calcext:value-type="string">
            <text:p>2022-03-0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4304" calcext:value-type="float">
            <text:p>94.6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5112593001</text:p>
          </table:table-cell>
          <table:table-cell office:value-type="string" calcext:value-type="string">
            <text:p>2021-03-0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5112593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3928" calcext:value-type="float">
            <text:p>94.6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5112593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1256" calcext:value-type="float">
            <text:p>94.6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5112593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0024" calcext:value-type="float">
            <text:p>94.6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5112593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5112593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5112593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5112593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0296" calcext:value-type="float">
            <text:p>94.5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5112593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5112593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735112593001</text:p>
          </table:table-cell>
          <table:table-cell office:value-type="string" calcext:value-type="string">
            <text:p>195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